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7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3.473cm"/>
    </style:style>
    <style:style style:name="gr12" style:family="graphic" style:parent-style-name="standard">
      <style:graphic-properties draw:stroke="none" svg:stroke-color="#000000" draw:fill="none" draw:fill-color="#ffffff" fo:min-height="2.671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715cm" svg:height="1.195cm" svg:x="7.938cm" svg:y="1.075cm">
            <draw:text-box>
              <text:p text:style-name="P1"><text:span text:style-name="T1">Memory Card</text:span></text:p>
            </draw:text-box>
          </draw:frame>
          <draw:circle draw:style-name="gr2" draw:text-style-name="P2" xml:id="id1" draw:id="id1" draw:layer="layout" svg:width="1.143cm" svg:height="1.143cm" svg:x="19.288cm" svg:y="1.227cm">
            <text:p/>
          </draw:circle>
          <draw:rect draw:style-name="gr3" draw:text-style-name="P2" draw:layer="layout" svg:width="19.59cm" svg:height="1.651cm" svg:x="1cm" svg:y="1cm">
            <text:p/>
          </draw:rect>
        </draw:g>
        <draw:g>
          <draw:frame draw:style-name="gr4" draw:text-style-name="P3" draw:layer="layout" svg:width="4.672cm" svg:height="2.387cm" svg:x="15.859cm" svg:y="25.243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89cm">
            <text:p/>
          </draw:rect>
        </draw:g>
        <draw:g>
          <draw:rect draw:style-name="gr2" draw:text-style-name="P2" draw:layer="layout" svg:width="4.826cm" svg:height="6.858cm" svg:x="2.382cm" svg:y="6.541cm">
            <text:p/>
          </draw:rect>
          <draw:rect draw:style-name="gr2" draw:text-style-name="P2" draw:layer="layout" svg:width="4.826cm" svg:height="6.858cm" svg:x="8.382cm" svg:y="6.541cm">
            <text:p/>
          </draw:rect>
          <draw:rect draw:style-name="gr2" draw:text-style-name="P2" draw:layer="layout" svg:width="4.826cm" svg:height="6.858cm" svg:x="14.382cm" svg:y="6.541cm">
            <text:p/>
          </draw:rect>
          <draw:rect draw:style-name="gr2" draw:text-style-name="P2" draw:layer="layout" svg:width="4.826cm" svg:height="6.858cm" svg:x="2.382cm" svg:y="14.541cm">
            <text:p/>
          </draw:rect>
          <draw:rect draw:style-name="gr2" draw:text-style-name="P2" draw:layer="layout" svg:width="4.826cm" svg:height="6.858cm" svg:x="8.382cm" svg:y="14.541cm">
            <text:p/>
          </draw:rect>
          <draw:rect draw:style-name="gr2" draw:text-style-name="P2" draw:layer="layout" svg:width="4.826cm" svg:height="6.858cm" svg:x="14.382cm" svg:y="14.541cm">
            <text:p/>
          </draw:rect>
        </draw:g>
        <draw:frame draw:style-name="gr5" xml:id="id2" draw:id="id2" draw:layer="layout" svg:width="5.842cm" svg:height="2.413cm" svg:x="23.86cm" svg:y="2.27cm">
          <draw:text-box>
            <text:p>Toggle light/dark mode</text:p>
          </draw:text-box>
        </draw:frame>
        <draw:connector draw:style-name="gr6" draw:text-style-name="P2" draw:layer="layout" draw:type="curve" svg:x1="20.431cm" svg:y1="1.798cm" svg:x2="23.86cm" svg:y2="3.476cm" draw:start-shape="id1" draw:start-glue-point="1" draw:end-shape="id2" svg:d="M20431 1798c2572 0 858 1678 3429 1678">
          <text:p/>
        </draw:connector>
        <draw:frame draw:style-name="gr7" draw:layer="layout" svg:width="5.842cm" svg:height="0.963cm" svg:x="21.69cm" svg:y="26.977cm">
          <draw:text-box>
            <text:p>While playing</text:p>
          </draw:text-box>
        </draw:frame>
      </draw:page>
      <draw:page draw:name="page2" draw:style-name="dp1" draw:master-page-name="Default">
        <draw:g>
          <draw:frame draw:style-name="gr4" draw:text-style-name="P3" draw:layer="layout" svg:width="4.672cm" svg:height="2.387cm" svg:x="15.859cm" svg:y="25.244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9cm">
            <text:p/>
          </draw:rect>
        </draw:g>
        <draw:g>
          <draw:rect draw:style-name="gr2" draw:text-style-name="P2" draw:layer="layout" svg:width="8.763cm" svg:height="10.795cm" svg:x="6.414cm" svg:y="8.573cm">
            <text:p/>
          </draw:rect>
          <draw:frame draw:style-name="gr8" draw:text-style-name="P4" draw:layer="layout" svg:width="8.509cm" svg:height="1.27cm" svg:x="6.541cm" svg:y="9.189cm">
            <draw:text-box>
              <text:p text:style-name="P4">New Game</text:p>
            </draw:text-box>
          </draw:frame>
          <draw:rect draw:style-name="gr9" draw:text-style-name="P4" draw:layer="layout" svg:width="6.223cm" svg:height="1.524cm" svg:x="7.684cm" svg:y="10.859cm">
            <text:p text:style-name="P4">8 Cards</text:p>
          </draw:rect>
          <draw:rect draw:style-name="gr9" draw:text-style-name="P4" draw:layer="layout" svg:width="6.223cm" svg:height="1.524cm" svg:x="7.685cm" svg:y="12.859cm">
            <text:p text:style-name="P4">16 Cards</text:p>
          </draw:rect>
          <draw:rect draw:style-name="gr9" draw:text-style-name="P4" draw:layer="layout" svg:width="6.223cm" svg:height="1.524cm" svg:x="7.685cm" svg:y="14.859cm">
            <text:p text:style-name="P4">24 Cards</text:p>
          </draw:rect>
          <draw:rect draw:style-name="gr9" draw:text-style-name="P4" draw:layer="layout" svg:width="6.223cm" svg:height="1.524cm" svg:x="7.685cm" svg:y="16.859cm">
            <text:p text:style-name="P4">32 Cards</text:p>
          </draw:rect>
        </draw:g>
        <draw:g>
          <draw:frame draw:style-name="gr1" draw:text-style-name="P1" draw:layer="layout" svg:width="5.715cm" svg:height="1.195cm" svg:x="7.938cm" svg:y="1.076cm">
            <draw:text-box>
              <text:p text:style-name="P1"><text:span text:style-name="T1">Memory Card</text:span></text:p>
            </draw:text-box>
          </draw:frame>
          <draw:circle draw:style-name="gr2" draw:text-style-name="P2" draw:layer="layout" svg:width="1.143cm" svg:height="1.143cm" svg:x="19.288cm" svg:y="1.228cm">
            <text:p/>
          </draw:circle>
          <draw:rect draw:style-name="gr3" draw:text-style-name="P2" draw:layer="layout" svg:width="19.59cm" svg:height="1.651cm" svg:x="1cm" svg:y="1.001cm">
            <text:p/>
          </draw:rect>
        </draw:g>
        <draw:frame draw:style-name="gr10" draw:layer="layout" svg:width="5.461cm" svg:height="1.778cm" svg:x="21.701cm" svg:y="26.146cm">
          <draw:text-box>
            <text:p>On start and new game</text:p>
          </draw:text-box>
        </draw:frame>
      </draw:page>
      <draw:page draw:name="page3" draw:style-name="dp1" draw:master-page-name="Default">
        <draw:g>
          <draw:frame draw:style-name="gr4" draw:text-style-name="P3" draw:layer="layout" svg:width="4.672cm" svg:height="2.387cm" svg:x="15.859cm" svg:y="25.245cm">
            <draw:text-box>
              <text:p text:style-name="P3">Score: 0</text:p>
              <text:p text:style-name="P3">High Score: 0</text:p>
            </draw:text-box>
          </draw:frame>
          <draw:rect draw:style-name="gr3" draw:text-style-name="P2" draw:layer="layout" svg:width="4.858cm" svg:height="1.651cm" svg:x="15.705cm" svg:y="25.291cm">
            <text:p/>
          </draw:rect>
        </draw:g>
        <draw:g>
          <draw:rect draw:style-name="gr2" draw:text-style-name="P2" draw:layer="layout" svg:width="9.953cm" svg:height="6.414cm" svg:x="5.819cm" svg:y="10.763cm">
            <text:p/>
          </draw:rect>
          <draw:frame draw:style-name="gr11" draw:text-style-name="P4" draw:layer="layout" svg:width="9.665cm" svg:height="3.723cm" svg:x="5.963cm" svg:y="11.379cm">
            <draw:text-box>
              <text:p text:style-name="P4">You {win?”Win”:”Lose”}!</text:p>
              <text:p text:style-name="P4"><text:span text:style-name="T2">0/0 Cards</text:span></text:p>
              <text:p text:style-name="P4"><text:span text:style-name="T2">High score: 0</text:span></text:p>
            </draw:text-box>
          </draw:frame>
          <draw:rect draw:style-name="gr9" draw:text-style-name="P4" draw:layer="layout" svg:width="7.068cm" svg:height="1.524cm" svg:x="7.262cm" svg:y="14.449cm">
            <text:p text:style-name="P4">Play Again</text:p>
          </draw:rect>
        </draw:g>
        <draw:g>
          <draw:frame draw:style-name="gr1" draw:text-style-name="P1" draw:layer="layout" svg:width="5.715cm" svg:height="1.195cm" svg:x="7.938cm" svg:y="1.076cm">
            <draw:text-box>
              <text:p text:style-name="P1"><text:span text:style-name="T1">Memory Card</text:span></text:p>
            </draw:text-box>
          </draw:frame>
          <draw:circle draw:style-name="gr2" draw:text-style-name="P2" draw:layer="layout" svg:width="1.143cm" svg:height="1.143cm" svg:x="19.288cm" svg:y="1.228cm">
            <text:p/>
          </draw:circle>
          <draw:rect draw:style-name="gr3" draw:text-style-name="P2" draw:layer="layout" svg:width="19.59cm" svg:height="1.651cm" svg:x="1cm" svg:y="1.001cm">
            <text:p/>
          </draw:rect>
        </draw:g>
        <draw:frame draw:style-name="gr12" draw:layer="layout" svg:width="6.096cm" svg:height="3.099cm" svg:x="21.701cm" svg:y="24.841cm">
          <draw:text-box>
            <text:p>After winning or losing, same screen for both ca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0-29T18:41:00.79</meta:creation-date>
    <dc:date>2023-10-29T19:28:58.86</dc:date>
    <meta:editing-duration>PT32M23S</meta:editing-duration>
    <meta:editing-cycles>13</meta:editing-cycles>
    <meta:generator>OpenOffice/4.1.14$Win32 OpenOffice.org_project/4114m1$Build-9811</meta:generator>
    <meta:document-statistic meta:object-count="44"/>
  </office:meta>
</office:document-meta>
</file>